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29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0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1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6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9"/></text:span></text:p>
      <text:p text:style-name="P5"><text:span text:style-name="Strong_20_Emphasis"><text:span text:style-name="T49"/></text:span></text:p>
      <text:p text:style-name="P5"><text:span text:style-name="Strong_20_Emphasis"><text:span text:style-name="T49"/></text:span></text:p>
      <text:p text:style-name="P5"><text:span text:style-name="Strong_20_Emphasis"><text:span text:style-name="T49"/></text:span></text:p>
      <text:p text:style-name="P5"><text:span text:style-name="Strong_20_Emphasis"><text:span text:style-name="T49"/></text:span></text:p>
      <text:p text:style-name="P5"><text:span text:style-name="Strong_20_Emphasis"><text:span text:style-name="T49"/></text:span></text:p>
      <text:p text:style-name="P5"><text:bookmark-start text:name="__RefHeading___Toc14261_436115429"/><text:span text:style-name="Strong_20_Emphasis"><text:span text:style-name="T53">SA</text:span></text:span><text:span text:style-name="Strong_20_Emphasis"><text:span text:style-name="T52">04A</text:span></text:span><text:span text:style-name="Strong_20_Emphasis"><text:span text:style-name="T53">A</text:span></text:span><text:span text:style-name="Strong_20_Emphasis"><text:span text:style-name="T54">Q</text:span></text:span><text:span text:style-name="Strong_20_Emphasis"><text:span text:style-name="T52">0</text:span></text:span><text:span text:style-name="Strong_20_Emphasis"><text:span text:style-name="T53">1</text:span></text:span><text:span text:style-name="Strong_20_Emphasis"><text:span text:style-name="T52">.</text:span></text:span><text:span text:style-name="Strong_20_Emphasis"><text:span text:style-name="T50">–</text:span></text:span><text:span text:style-name="Strong_20_Emphasis"><text:span text:style-name="T51"> </text:span></text:span><text:bookmark-end text:name="__RefHeading___Toc14261_436115429"/></text:p>
      <text:p text:style-name="P7"><text:span text:style-name="Strong_20_Emphasis"><text:span text:style-name="T48">Configuració de l'entorn d'execució de l'aplicació Laravel Framework.</text:span></text:span></text:p>
      <text:p text:style-name="P6"><text:span text:style-name="Strong_20_Emphasis"><text:span text:style-name="T48"/></text:span></text:p>
      <text:h text:style-name="P23" text:outline-level="1"/>
      <text:h text:style-name="P24" text:outline-level="1"/>
      <text:h text:style-name="P25" text:outline-level="1"/>
      <text:h text:style-name="P26" text:outline-level="1">Pedro Guill Ferri</text:h>
      <text:p text:style-name="P8"><text:span text:style-name="Strong_20_Emphasis"><text:span text:style-name="T39"><text:line-break/></text:span></text:span></text:p>
      <text:p text:style-name="P18"><text:span text:style-name="Strong_20_Emphasis"><text:span text:style-name="T55"/></text:span></text:p>
      <text:p text:style-name="P18"><text:span text:style-name="Strong_20_Emphasis"><text:span text:style-name="T56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8"><text:span text:style-name="Strong_20_Emphasis"><text:span text:style-name="T8">Laravel:</text:span></text:span></text:p>
              </text:list-header>
              <text:list-item>
                <text:p text:style-name="P28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28">Ctype PHP Extension </text:p>
              </text:list-item>
              <text:list-item>
                <text:p text:style-name="P28">cURL PHP Extension </text:p>
              </text:list-item>
              <text:list-item>
                <text:p text:style-name="P28">DOM PHP Extension </text:p>
              </text:list-item>
              <text:list-item>
                <text:p text:style-name="P28">Fileinfo PHP Extension </text:p>
              </text:list-item>
              <text:list-item>
                <text:p text:style-name="P28">Filter PHP Extension </text:p>
              </text:list-item>
              <text:list-item>
                <text:p text:style-name="P28">Hash PHP Extension </text:p>
              </text:list-item>
              <text:list-item>
                <text:p text:style-name="P28">Mbstring PHP Extension </text:p>
              </text:list-item>
              <text:list-item>
                <text:p text:style-name="P28">OpenSSL PHP Extension </text:p>
              </text:list-item>
              <text:list-item>
                <text:p text:style-name="P28">PCRE PHP Extension </text:p>
              </text:list-item>
              <text:list-item>
                <text:p text:style-name="P28">PDO PHP Extension </text:p>
              </text:list-item>
              <text:list-item>
                <text:p text:style-name="P28">Session PHP Extension </text:p>
              </text:list-item>
              <text:list-item>
                <text:p text:style-name="P28">Tokenizer PHP Extension </text:p>
              </text:list-item>
              <text:list-item>
                <text:p text:style-name="P28">XML PHP Extension </text:p>
                <text:p text:style-name="P28"><text:span text:style-name="Strong_20_Emphasis"><text:span text:style-name="T8">phpUnit:</text:span></text:span></text:p>
              </text:list-item>
              <text:list-item>
                <text:p text:style-name="P28"><text:span text:style-name="Source_20_Text"><text:span text:style-name="T37">dom</text:span></text:span></text:p>
              </text:list-item>
              <text:list-item>
                <text:p text:style-name="P28"><text:span text:style-name="Source_20_Text">json</text:span></text:p>
              </text:list-item>
              <text:list-item>
                <text:p text:style-name="P28"><text:span text:style-name="Source_20_Text">libxml</text:span></text:p>
              </text:list-item>
              <text:list-item>
                <text:p text:style-name="P28"><text:span text:style-name="Source_20_Text">mbstring</text:span></text:p>
              </text:list-item>
              <text:list-item>
                <text:p text:style-name="P28"><text:span text:style-name="Source_20_Text">xml</text:span></text:p>
              </text:list-item>
              <text:list-item>
                <text:p text:style-name="P28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9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9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0325217321934" text:continue-numbering="true" text:style-name="L1">
              <text:list-header>
                <text:p text:style-name="P29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7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0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4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2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2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21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5">3.2.- </text:span></text:span><text:span text:style-name="Source_20_Text"><text:span text:style-name="T44">Quins valors podem especificar per a la </text:span></text:span><text:span text:style-name="Source_20_Text"><text:span text:style-name="T46">variable</text:span></text:span><text:span text:style-name="Source_20_Text"><text:span text:style-name="T44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70325217321934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6">3.</text:span></text:span><text:span text:style-name="Source_20_Text"><text:span text:style-name="T45">3.- </text:span></text:span><text:span text:style-name="Source_20_Text"><text:span text:style-name="T46">Quina funcionalitat ens proporcionen </text:span></text:span><text:span text:style-name="Source_20_Text"><text:span text:style-name="T47">els fitxers .env</text:span></text:span><text:span text:style-name="Source_20_Text"><text:span text:style-name="T44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7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</text:span></text:span><text:soft-page-break/><text:span text:style-name="Source_20_Text"><text:span text:style-name="T17">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7:03:23.341214961</dc:date>
    <meta:editing-duration>P1DT1H11M24S</meta:editing-duration>
    <meta:editing-cycles>168</meta:editing-cycles>
    <meta:generator>LibreOffice/24.2.5.2$Linux_X86_64 LibreOffice_project/420$Build-2</meta:generator>
    <meta:document-statistic meta:table-count="14" meta:image-count="1" meta:object-count="0" meta:page-count="5" meta:paragraph-count="63" meta:word-count="446" meta:character-count="2891" meta:non-whitespace-character-count="2512"/>
  </office:meta>
</office:document-meta>
</file>